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2cm" svg:height="3.2cm" svg:x="16.9cm" svg:y="1.5cm">
          <text:p text:style-name="P1">Message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3.2cm" svg:x="16.9cm" svg:y="7.2cm">
          <text:p text:style-name="P1">Message</text:p>
          <text:p text:style-name="P1">Monitor</text:p>
          <draw:enhanced-geometry svg:viewBox="0 0 21600 21600" draw:type="rectangle" draw:enhanced-path="M 0 0 L 21600 0 21600 21600 0 21600 0 0 Z N"/>
        </draw:custom-shape>
        <draw:line draw:style-name="gr2" draw:text-style-name="P1" xml:id="id5" draw:id="id5" draw:layer="layout" svg:x1="7.9cm" svg:y1="3.7cm" svg:x2="8.3cm" svg:y2="3.7cm">
          <text:p/>
        </draw:line>
        <draw:line draw:style-name="gr2" draw:text-style-name="P1" xml:id="id6" draw:id="id6" draw:layer="layout" svg:x1="8cm" svg:y1="8.3cm" svg:x2="8.4cm" svg:y2="8.3cm">
          <text:p/>
        </draw:line>
        <draw:connector draw:style-name="gr3" draw:text-style-name="P1" draw:layer="layout" draw:type="line" svg:x1="11.9cm" svg:y1="5.9cm" svg:x2="16.9cm" svg:y2="3.1cm" draw:start-shape="id1" draw:start-glue-point="1" draw:end-shape="id2" draw:end-glue-point="3" svg:d="M11900 5900l5000-2800" svg:viewBox="0 0 5001 2801">
          <text:p/>
        </draw:connector>
        <draw:connector draw:style-name="gr3" draw:text-style-name="P1" draw:layer="layout" draw:type="line" svg:x1="11.9cm" svg:y1="5.9cm" svg:x2="16.9cm" svg:y2="8.8cm" draw:start-shape="id1" draw:start-glue-point="1" draw:end-shape="id3" draw:end-glue-point="3" svg:d="M11900 5900l5000 2900" svg:viewBox="0 0 5001 2901">
          <text:p/>
        </draw:connector>
        <draw:connector draw:style-name="gr3" draw:text-style-name="P1" draw:layer="layout" draw:type="line" svg:x1="4.4cm" svg:y1="3.7cm" svg:x2="8.1cm" svg:y2="3.7cm" draw:start-shape="id4" draw:start-glue-point="1" draw:end-shape="id5" draw:end-glue-point="0" svg:d="M4400 3700h3700" svg:viewBox="0 0 3701 1">
          <text:p/>
        </draw:connector>
        <draw:connector draw:style-name="gr3" draw:text-style-name="P1" draw:layer="layout" draw:type="line" svg:x1="8cm" svg:y1="8.3cm" svg:x2="4.3cm" svg:y2="8.3cm" draw:start-shape="id6" draw:start-glue-point="3" draw:end-shape="id7" draw:end-glue-point="0" svg:d="M8000 8300h-3700" svg:viewBox="0 0 3701 1">
          <text:p/>
        </draw:connector>
        <draw:custom-shape draw:style-name="gr4" draw:text-style-name="P1" draw:layer="layout" svg:width="2.6cm" svg:height="2cm" svg:x="23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cm" svg:x="23.3cm" svg:y="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2.6cm" svg:height="2cm" svg:x="23.1cm" svg:y="2.1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1cm" svg:y1="3.1cm" svg:x2="23.1cm" svg:y2="3.1cm" draw:start-shape="id2" draw:start-glue-point="1" draw:end-shape="id8" draw:end-glue-point="3" svg:d="M20100 3100h3000" svg:viewBox="0 0 3001 1">
          <text:p/>
        </draw:connector>
        <draw:custom-shape draw:style-name="gr4" draw:text-style-name="P1" draw:layer="layout" svg:width="2.6cm" svg:height="2cm" svg:x="23.5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cm" svg:x="23.3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2.6cm" svg:height="2cm" svg:x="23.1cm" svg:y="7.8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1cm" svg:y1="8.8cm" svg:x2="23.1cm" svg:y2="8.8cm" draw:start-shape="id3" draw:start-glue-point="1" draw:end-shape="id9" draw:end-glue-point="3" svg:d="M20100 8800h3000" svg:viewBox="0 0 3001 1">
          <text:p/>
        </draw:connector>
        <draw:custom-shape draw:style-name="gr6" draw:text-style-name="P1" xml:id="id1" draw:id="id1" draw:layer="layout" svg:width="3.8cm" svg:height="8.2cm" svg:x="8.1cm" svg:y="1.8cm">
          <text:p text:style-name="P1">DPD 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.2cm" svg:x="13.6cm" svg:y="5.4cm">
          <text:p text:style-name="P1">IFpgaM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1.2cm" svg:x="20.3cm" svg:y="5cm">
          <text:p text:style-name="P1">IX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1.2cm" svg:x="20.301cm" svg:y="10.801cm">
          <text:p text:style-name="P1">IYy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1.2cm" svg:x="4.701cm" svg:y="5.401cm">
          <text:p text:style-name="P1">IFpgaM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xml:id="id4" draw:id="id4" draw:layer="layout" svg:x1="4cm" svg:y1="3.7cm" svg:x2="4.4cm" svg:y2="3.7cm">
          <text:p/>
        </draw:line>
        <draw:line draw:style-name="gr2" draw:text-style-name="P1" xml:id="id7" draw:id="id7" draw:layer="layout" svg:x1="4.1cm" svg:y1="8.3cm" svg:x2="4.5cm" svg:y2="8.3cm">
          <text:p/>
        </draw:line>
        <draw:custom-shape draw:style-name="gr8" draw:text-style-name="P1" draw:layer="layout" svg:width="2.7cm" svg:height="8.4cm" svg:x="1.6cm" svg:y="2cm">
          <text:p text:style-name="P1">DP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07:54:27.427786827</meta:creation-date>
    <meta:generator>LibreOffice/4.2.8.2$Linux_X86_64 LibreOffice_project/420m0$Build-2</meta:generator>
    <dc:date>2015-05-29T10:00:21.324324632</dc:date>
    <meta:editing-duration>P0D</meta:editing-duration>
    <meta:editing-cycles>1</meta:editing-cycles>
    <meta:document-statistic meta:object-count="47"/>
  </office:meta>
</office:document-meta>
</file>